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Listas de Chequeo para validar Diseñ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5:35:59.830884766</dc:date>
    <meta:editing-duration>PT2H10M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" meta:word-count="6" meta:character-count="37" meta:non-whitespace-character-count="32"/>
  </office:meta>
</office:document-meta>
</file>